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11ff" officeooo:paragraph-rsid="001a11ff"/>
    </style:style>
    <style:style style:name="P2" style:family="paragraph" style:parent-style-name="Standard">
      <style:text-properties fo:font-weight="bold" officeooo:rsid="001a11ff" officeooo:paragraph-rsid="001a11ff" style:font-weight-asian="bold" style:font-weight-complex="bold"/>
    </style:style>
    <style:style style:name="P3" style:family="paragraph" style:parent-style-name="Standard">
      <style:text-properties fo:font-weight="bold" officeooo:rsid="001b6718" officeooo:paragraph-rsid="001b6718" style:font-weight-asian="bold" style:font-weight-complex="bold"/>
    </style:style>
    <style:style style:name="P4" style:family="paragraph" style:parent-style-name="Standard">
      <style:text-properties fo:font-weight="bold" officeooo:rsid="001c1e83" officeooo:paragraph-rsid="001c1e83" style:font-weight-asian="bold" style:font-weight-complex="bold"/>
    </style:style>
    <style:style style:name="P5" style:family="paragraph" style:parent-style-name="Standard">
      <style:text-properties officeooo:paragraph-rsid="001a11ff"/>
    </style:style>
    <style:style style:name="P6" style:family="paragraph" style:parent-style-name="Standard">
      <style:text-properties officeooo:rsid="001b6718" officeooo:paragraph-rsid="001b671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11ff" style:font-weight-asian="normal" style:font-weight-complex="normal"/>
    </style:style>
    <style:style style:name="T3" style:family="text">
      <style:text-properties fo:font-weight="normal" officeooo:rsid="001c1e83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a11ff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b6718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officeooo:rsid="001a11ff" style:font-style-asian="normal" style:font-weight-asian="bold" style:font-style-complex="normal" style:font-weight-complex="bold"/>
    </style:style>
    <style:style style:name="T11" style:family="text">
      <style:text-properties officeooo:rsid="001c1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dMe:</text:p>
      <text:p text:style-name="P2"/>
      <text:p text:style-name="P5"><text:span text:style-name="T2">In this repository all data is available used in the meta-analyses: “Effectiveness of distance Based suicide Intervention <text:s text:c="2"/>programs, a multi-level meta-analysis and systematic review.”</text:span></text:p>
      <text:p text:style-name="P5"><text:span text:style-name="T2"/></text:p>
      <text:p text:style-name="P1"><text:span text:style-name="T4">00_Legacy_Data: </text:span><text:span text:style-name="T1">Includes all Backup Data of previous Version, before a Github repository was initialised.</text:span></text:p>
      <text:p text:style-name="P1"><text:span text:style-name="T1"/></text:p>
      <text:p text:style-name="P1"><text:span text:style-name="T4">01_Plots_Tables: </text:span><text:span text:style-name="T1"><text:s/>Includes all Plots and Tables used for the paper.</text:span></text:p>
      <text:p text:style-name="P1"><text:span text:style-name="T1"/></text:p>
      <text:p text:style-name="P1"><text:span text:style-name="T4">03_Data.csv</text:span><text:span text:style-name="T1">: The coded Data.</text:span></text:p>
      <text:p text:style-name="P1"><text:span text:style-name="T1"/></text:p>
      <text:p text:style-name="P1"><text:span text:style-name="T4">04_Code.R: </text:span><text:span text:style-name="T1">The R-Code used to calculate the paper. </text:span></text:p>
      <text:p text:style-name="P2"/>
      <text:p text:style-name="P2">05_Draft: </text:p>
      <text:p text:style-name="P2"><text:span text:style-name="T1"><text:tab/>- </text:span>Main: <text:span text:style-name="T1">05_Draft.Rmd, The reporducible Manuscript of the paper. When opened click on <text:tab/><text:tab/>“</text:span><text:span text:style-name="T5">Build all”</text:span><text:span text:style-name="T6"> </text:span><text:span text:style-name="T7">to replicate the manuscript 1-to-1.</text:span></text:p>
      <text:p text:style-name="P5"><text:span text:style-name="T8"><text:tab/>- </text:span><text:span text:style-name="T10">Support: </text:span><text:span text:style-name="T8">Folder: c(05_Draft, 05_Draft_files, 05_Draft.fff, 05_Draft.tex, 05_Draft.ttt); <text:tab/><text:tab/>Support files created by R during building of the word or pdf document.</text:span></text:p>
      <text:p text:style-name="P5"><text:span text:style-name="T8"><text:tab/>- </text:span><text:span text:style-name="T10">Outputs: </text:span><text:span text:style-name="T8">05_Draft.pdf; a pdf print of the manuscript; 05_Draft.doxc; </text:span><text:span text:style-name="T9">a word print of the <text:tab/>manuscript. Note: Editing differs between both, due to different commands being applicably <text:tab/>during the building of a word or pdf document.</text:span></text:p>
      <text:p text:style-name="P5"><text:span text:style-name="T9"/></text:p>
      <text:p text:style-name="P6"><text:span text:style-name="T4">06_references.bib: </text:span><text:span text:style-name="T1">A .bib document for creating references. </text:span></text:p>
      <text:p text:style-name="P6"><text:span text:style-name="T1"/></text:p>
      <text:p text:style-name="P3">07_RoB-II:<text:span text:style-name="T1"> All Data associated to the RoB-II (with exception of the final print, which can be found <text:tab/>in 01_Plots and Tables)</text:span></text:p>
      <text:p text:style-name="P3"><text:span text:style-name="T1"/></text:p>
      <text:p text:style-name="P3">08_Notation_for_03_Data:<text:span text:style-name="T1"> Notations explaining the naming scheme in 03_Data.csv.</text:span></text:p>
      <text:p text:style-name="P3"><text:span text:style-name="T1"/></text:p>
      <text:p text:style-name="P3">apa6-meta.csl: <text:s/><text:span text:style-name="T1">A </text:span><text:span text:style-name="T3">f</text:span><text:span text:style-name="T1">ormatting file, allowing to build APA </text:span><text:span text:style-name="T3">conforming</text:span><text:span text:style-name="T1"> papers</text:span></text:p>
      <text:p text:style-name="P3"><text:span text:style-name="T1"/></text:p>
      <text:p text:style-name="P3">elsevier-vancouver.csl: <text:span text:style-name="T3">A formatting file, allowing to build vancouver confirming papers</text:span></text:p>
      <text:p text:style-name="P3"><text:span text:style-name="T3"/></text:p>
      <text:p text:style-name="P3"><text:span text:style-name="T11">Distance based Interventions.Rproj: </text:span><text:span text:style-name="T3">The R-Project itself. If you want the redo the analyses please use this, instead of Draft.Rmd, or 04_Code.R.</text:span></text:p>
      <text:p text:style-name="P3"><text:span text:style-name="T3"/></text:p>
      <text:p text:style-name="P4">Makefile<text:span text:style-name="T1">: A File allowing for the replication of the paper.</text:span></text:p>
      <text:p text:style-name="P4"><text:span text:style-name="T1"/></text:p>
      <text:p text:style-name="P4">Renv<text:span text:style-name="T1"> : The renv background files. </text:span></text:p>
      <text:p text:style-name="P4"><text:span text:style-name="T1"/></text:p>
      <text:p text:style-name="P4">Renv.lock<text:span text:style-name="T1">: The Lock File, this file allows to reproduce the R- environment.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1-12-08T08:22:14.422659980</meta:creation-date>
    <dc:date>2021-12-08T08:54:58.086995227</dc:date>
    <dc:creator>Jim Schmeckenbecher</dc:creator>
    <meta:editing-duration>PT7M43S</meta:editing-duration>
    <meta:editing-cycles>1</meta:editing-cycles>
    <meta:document-statistic meta:table-count="0" meta:image-count="0" meta:object-count="0" meta:page-count="1" meta:paragraph-count="19" meta:word-count="244" meta:character-count="1720" meta:non-whitespace-character-count="1477"/>
    <meta:generator>LibreOffice/7.0.0.3$MacOSX_X86_64 LibreOffice_project/8061b3e9204bef6b321a21033174034a5e2ea88e</meta:generator>
  </office:meta>
</office:document-meta>
</file>